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.remove( int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.location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ray.get( int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.add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.getCurr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.setGrow( int g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.Array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.add( int location ,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ray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.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.hasMoreElem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.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.Array( int size , int g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.next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.reha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